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2.4341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elay</text:p>
          </table:table-cell>
          <table:table-cell office:value-type="string" table:style-name="ce1">
            <text:p>latency</text:p>
          </table:table-cell>
          <table:table-cell office:value-type="string" table:style-name="ce1">
            <text:p>percent</text:p>
          </table:table-cell>
          <table:table-cell table:number-columns-repeated="1638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formula="of:=[.A2]*2" table:style-name="ce1">
            <text:p>0</text:p>
          </table:table-cell>
          <table:table-cell office:value-type="float" office:value="0.2" table:style-name="ce2">
            <text:p>0.20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formula="of:=[.A3]*2" table:style-name="ce1">
            <text:p>2</text:p>
          </table:table-cell>
          <table:table-cell office:value-type="float" office:value="14.94" table:style-name="ce1">
            <text:p>14.94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formula="of:=[.A4]*2" table:style-name="ce1">
            <text:p>4</text:p>
          </table:table-cell>
          <table:table-cell office:value-type="float" office:value="29.2" table:style-name="ce2">
            <text:p>29.2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formula="of:=[.A5]*2" table:style-name="ce1">
            <text:p>6</text:p>
          </table:table-cell>
          <table:table-cell office:value-type="float" office:value="39.94" table:style-name="ce1">
            <text:p>39.9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formula="of:=[.A6]*2" table:style-name="ce1">
            <text:p>8</text:p>
          </table:table-cell>
          <table:table-cell office:value-type="float" office:value="48.34" table:style-name="ce1">
            <text:p>48.34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formula="of:=[.A7]*2" table:style-name="ce1">
            <text:p>10</text:p>
          </table:table-cell>
          <table:table-cell office:value-type="float" office:value="54.79" table:style-name="ce1">
            <text:p>54.79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2" table:formula="of:=[.A8]*2" table:style-name="ce1">
            <text:p>12</text:p>
          </table:table-cell>
          <table:table-cell office:value-type="float" office:value="59.86" table:style-name="ce1">
            <text:p>59.86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4" table:formula="of:=[.A9]*2" table:style-name="ce1">
            <text:p>14</text:p>
          </table:table-cell>
          <table:table-cell office:value-type="float" office:value="63.87" table:style-name="ce1">
            <text:p>63.87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6" table:formula="of:=[.A10]*2" table:style-name="ce1">
            <text:p>16</text:p>
          </table:table-cell>
          <table:table-cell office:value-type="float" office:value="66.989999999999995" table:style-name="ce1">
            <text:p>66.99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8" table:formula="of:=[.A11]*2" table:style-name="ce1">
            <text:p>18</text:p>
          </table:table-cell>
          <table:table-cell office:value-type="float" office:value="69.53" table:style-name="ce1">
            <text:p>69.53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" table:formula="of:=[.A12]*2" table:style-name="ce1">
            <text:p>20</text:p>
          </table:table-cell>
          <table:table-cell office:value-type="float" office:value="71.48" table:style-name="ce1">
            <text:p>71.48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0" table:formula="of:=[.A13]*2" table:style-name="ce1">
            <text:p>30</text:p>
          </table:table-cell>
          <table:table-cell office:value-type="float" office:value="77.25" table:style-name="ce1">
            <text:p>77.25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0" table:formula="of:=[.A14]*2" table:style-name="ce1">
            <text:p>40</text:p>
          </table:table-cell>
          <table:table-cell office:value-type="float" office:value="79.59" table:style-name="ce1">
            <text:p>79.59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0" table:formula="of:=[.A15]*2" table:style-name="ce1">
            <text:p>60</text:p>
          </table:table-cell>
          <table:table-cell office:value-type="float" office:value="81.64" table:style-name="ce1">
            <text:p>81.64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0" table:formula="of:=[.A16]*2" table:style-name="ce1">
            <text:p>80</text:p>
          </table:table-cell>
          <table:table-cell office:value-type="float" office:value="81.45" table:style-name="ce1">
            <text:p>81.45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0" table:formula="of:=[.A17]*2" table:style-name="ce1">
            <text:p>100</text:p>
          </table:table-cell>
          <table:table-cell office:value-type="float" office:value="81.45" table:style-name="ce1">
            <text:p>81.45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00" table:formula="of:=[.A18]*2" table:style-name="ce1">
            <text:p>200</text:p>
          </table:table-cell>
          <table:table-cell office:value-type="float" office:value="79.2" table:style-name="ce2">
            <text:p>79.20</text:p>
          </table:table-cell>
          <table:table-cell table:number-columns-repeated="16381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1" draw:id="id0" draw:style-name="a0" draw:name="Chart 1" svg:x="0.20312in" svg:y="0.0937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Gaétan Collaud</meta:initial-creator>
    <dc:creator>Gaétan Collaud</dc:creator>
    <meta:creation-date>2017-05-25T15:33:29Z</meta:creation-date>
    <dc:date>2017-05-25T15:42:5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percent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Sheet1.$C$1" chart:values-cell-range-address="Sheet1.$C$2:.$C$18" chart:class="chart:line" chart:attached-axis="primary-y" chart:style-name="G0S0">
            <chart:data-point chart:repeated="1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